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Times New Roman" svg:font-family="'Times New Roman'"/>
    <style:font-face style:name="Calibri1" svg:font-family="Calibri" style:font-family-generic="swiss"/>
    <style:font-face style:name="Calibri Light1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39in"/>
    </style:style>
    <style:style style:name="co2" style:family="table-column">
      <style:table-column-properties fo:break-before="auto" style:column-width="3.711in"/>
    </style:style>
    <style:style style:name="co3" style:family="table-column">
      <style:table-column-properties fo:break-before="auto" style:column-width="1.1244in"/>
    </style:style>
    <style:style style:name="co4" style:family="table-column">
      <style:table-column-properties fo:break-before="auto" style:column-width="0.6063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291in" fo:break-before="auto" style:use-optimal-row-height="false"/>
    </style:style>
    <style:style style:name="ro3" style:family="table-row">
      <style:table-row-properties style:row-height="0.3126in" fo:break-before="auto" style:use-optimal-row-height="false"/>
    </style:style>
    <style:style style:name="ro4" style:family="table-row">
      <style:table-row-properties style:row-height="1.1283in" fo:break-before="auto" style:use-optimal-row-height="false"/>
    </style:style>
    <style:style style:name="ro5" style:family="table-row">
      <style:table-row-properties style:row-height="1.5035in" fo:break-before="auto" style:use-optimal-row-height="false"/>
    </style:style>
    <style:style style:name="ro6" style:family="table-row">
      <style:table-row-properties style:row-height="0.3161in" fo:break-before="auto" style:use-optimal-row-height="false"/>
    </style:style>
    <style:style style:name="ro7" style:family="table-row">
      <style:table-row-properties style:row-height="1.4965in" fo:break-before="auto" style:use-optimal-row-height="false"/>
    </style:style>
    <style:style style:name="ro8" style:family="table-row">
      <style:table-row-properties style:row-height="0.2984in" fo:break-before="auto" style:use-optimal-row-height="false"/>
    </style:style>
    <style:style style:name="ro9" style:family="table-row">
      <style:table-row-properties style:row-height="1.1457in" fo:break-before="auto" style:use-optimal-row-height="false"/>
    </style:style>
    <style:style style:name="ro10" style:family="table-row">
      <style:table-row-properties style:row-height="0.948in" fo:break-before="auto" style:use-optimal-row-height="false"/>
    </style:style>
    <style:style style:name="ro11" style:family="table-row">
      <style:table-row-properties style:row-height="0.2846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3264in" fo:break-before="auto" style:use-optimal-row-height="false"/>
    </style:style>
    <style:style style:name="ro14" style:family="table-row">
      <style:table-row-properties style:row-height="1.1319in" fo:break-before="auto" style:use-optimal-row-height="false"/>
    </style:style>
    <style:style style:name="ro15" style:family="table-row">
      <style:table-row-properties style:row-height="0.9374in" fo:break-before="auto" style:use-optimal-row-height="false"/>
    </style:style>
    <style:style style:name="ro16" style:family="table-row">
      <style:table-row-properties style:row-height="0.3091in" fo:break-before="auto" style:use-optimal-row-height="false"/>
    </style:style>
    <style:style style:name="ro17" style:family="table-row">
      <style:table-row-properties style:row-height="0.9409in" fo:break-before="auto" style:use-optimal-row-height="false"/>
    </style:style>
    <style:style style:name="ro18" style:family="table-row">
      <style:table-row-properties style:row-height="1.1354in" fo:break-before="auto" style:use-optimal-row-height="false"/>
    </style:style>
    <style:style style:name="ro19" style:family="table-row">
      <style:table-row-properties style:row-height="0.302in" fo:break-before="auto" style:use-optimal-row-height="false"/>
    </style:style>
    <style:style style:name="ro20" style:family="table-row">
      <style:table-row-properties style:row-height="0.9516in" fo:break-before="auto" style:use-optimal-row-height="false"/>
    </style:style>
    <style:style style:name="ro21" style:family="table-row">
      <style:table-row-properties style:row-height="0.2709in" fo:break-before="auto" style:use-optimal-row-height="false"/>
    </style:style>
    <style:style style:name="ro22" style:family="table-row">
      <style:table-row-properties style:row-height="1.3126in" fo:break-before="auto" style:use-optimal-row-height="false"/>
    </style:style>
    <style:style style:name="ro23" style:family="table-row">
      <style:table-row-properties style:row-height="1.3264in" fo:break-before="auto" style:use-optimal-row-height="false"/>
    </style:style>
    <style:style style:name="ro24" style:family="table-row">
      <style:table-row-properties style:row-height="0.7602in" fo:break-before="auto" style:use-optimal-row-height="false"/>
    </style:style>
    <style:style style:name="ro25" style:family="table-row">
      <style:table-row-properties style:row-height="0.6874in" fo:break-before="auto" style:use-optimal-row-height="false"/>
    </style:style>
    <style:style style:name="ro26" style:family="table-row">
      <style:table-row-properties style:row-height="0.7571in" fo:break-before="auto" style:use-optimal-row-height="false"/>
    </style:style>
    <style:style style:name="ro27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 Light" fo:font-size="16pt" fo:font-style="normal" fo:text-shadow="none" style:text-underline-style="none" fo:font-weight="normal" style:font-size-asian="16pt" style:font-style-asian="normal" style:font-weight-asian="normal" style:font-name-complex="Calibri Light" style:font-size-complex="16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fo:background-color="#d9e1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fo:background-color="#d9e1f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5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T1" style:family="text">
      <style:text-properties fo:color="#2e5395" style:font-name="Calibri Light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Calibri Light" style:font-size-asian="16pt" style:font-size-complex="16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style:use-window-font-color="true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5" style:family="text">
      <style:text-properties style:font-name="Calibri" style:font-style-complex="normal" style:font-style-asian="normal" style:font-size-complex="11pt" style:font-size-asian="11pt" style:font-name-complex="Calibri" style:use-window-font-color="true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6" style:family="text">
      <style:text-properties style:font-style-complex="normal" style:use-window-font-color="true" fo:text-shadow="none" style:font-style-asian="normal" style:font-weight-complex="bold" style:font-weight-asian="bold" style:font-size-complex="11pt" style:font-size-asian="11pt" style:font-name-complex="Calibri" style:text-outline="false" fo:font-style="normal" style:text-line-through-type="none" style:text-underline-style="none" style:text-underline-color="font-color" fo:font-weight="bold" fo:font-size="11pt" style:font-name="Calibri" style:text-position="0% 100%"/>
    </style:style>
    <style:style style:name="T7" style:family="text">
      <style:text-properties style:font-style-complex="normal" style:use-window-font-color="true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normal" style:font-weight-asian="normal" style:font-weight-complex="normal"/>
    </style:style>
    <style:style style:name="T8" style:family="text">
      <style:text-properties style:font-style-complex="normal" style:use-window-font-color="true" fo:text-shadow="none" style:font-style-asian="normal" style:font-size-complex="11pt" style:font-size-asian="11pt" style:font-name-complex="Calibri" style:text-outline="false" fo:font-style="normal" style:text-line-through-type="none" style:text-underline-style="none" style:text-underline-color="font-color" fo:font-size="11pt" style:font-name="Calibri" style:text-position="0% 100%" fo:font-weight="bold" style:font-weight-asian="bold" style:font-weight-complex="bold"/>
    </style:style>
    <style:style style:name="T9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fo:color="#202429" style:text-position="0% 100%" style:font-name-complex="Calibri" style:font-size-asian="11pt" style:font-size-complex="11pt" style:font-weight-asian="bold" style:font-weight-complex="bold" style:font-style-asian="normal" style:font-name="Calibri"/>
    </style:style>
    <style:style style:name="T10" style:family="text">
      <style:text-properties fo:text-shadow="none" style:font-style-complex="normal" fo:font-size="11pt" fo:font-weight="bold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weight-asian="bold" style:font-weight-complex="bold" style:font-style-asian="normal" style:font-name="Calibri" style:use-window-font-color="true"/>
    </style:style>
    <style:style style:name="T11" style:family="text">
      <style:text-properties fo:text-shadow="none" style:font-style-complex="normal" fo:font-size="11pt" style:text-underline-style="none" style:text-underline-color="font-color" style:text-line-through-type="none" fo:font-style="normal" style:text-outline="false" style:text-position="0% 100%" style:font-name-complex="Calibri" style:font-size-asian="11pt" style:font-size-complex="11pt" style:font-style-asian="normal" style:font-name="Calibri" style:use-window-font-color="true" fo:font-weight="normal" style:font-weight-asian="normal" style:font-weight-complex="normal"/>
    </style:style>
    <style:style style:name="T12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style:use-window-font-color="tru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style:use-window-font-color="true" style:font-name-complex="Calibri" style:font-size-asian="11pt" style:font-size-complex="11pt" style:font-style-asian="normal" style:font-style-complex="normal" fo:font-weight="bold" style:font-weight-asian="bold" style:font-weight-complex="bold"/>
    </style:style>
    <style:style style:name="T14" style:family="text">
      <style:text-properties fo:text-shadow="none" style:font-name="Calibri" fo:font-size="11pt" style:text-underline-style="none" style:text-underline-color="font-color" style:text-line-through-type="none" fo:font-style="normal" style:text-outline="false" style:text-position="0% 100%" style:use-window-font-color="true" style:font-name-complex="Calibri" style:font-size-asian="11pt" style:font-size-complex="11pt" style:font-style-asian="normal" style:font-style-complex="normal" fo:font-weight="normal" style:font-weight-asian="normal" style:font-weight-complex="normal"/>
    </style:style>
    <style:style style:name="T15" style:family="text">
      <style:text-properties style:text-position="0% 100%" fo:color="#202429" style:font-name="Calibri" fo:font-size="11pt" fo:font-weight="bold" style:text-underline-style="none" style:text-underline-color="font-color" style:text-line-through-type="none" fo:font-style="normal" style:text-outline="false" style:font-size-asian="11pt" style:font-size-complex="11pt" style:font-weight-asian="bold" style:font-weight-complex="bold" style:font-style-asian="normal" style:font-style-complex="normal" fo:text-shadow="none" style:font-name-complex="Calibri"/>
    </style:style>
    <style:style style:name="T16" style:family="text">
      <style:text-properties style:text-position="0% 100%" style:font-name="Calibri" fo:font-size="11pt" fo:font-weight="bold" style:text-underline-style="none" style:text-underline-color="font-color" style:text-line-through-type="none" fo:font-style="normal" style:text-outline="false" style:font-size-asian="11pt" style:font-size-complex="11pt" style:font-weight-asian="bold" style:font-weight-complex="bold" style:font-style-asian="normal" style:font-style-complex="normal" fo:text-shadow="none" style:font-name-complex="Calibri" style:use-window-font-color="true"/>
    </style:style>
    <style:style style:name="T17" style:family="text">
      <style:text-properties style:text-position="0% 100%" style:font-name="Calibri" fo:font-size="11pt" style:text-underline-style="none" style:text-underline-color="font-color" style:text-line-through-type="none" fo:font-style="normal" style:text-outline="false" style:font-size-asian="11pt" style:font-size-complex="11pt" style:font-style-asian="normal" style:font-style-complex="normal" fo:text-shadow="none" style:font-name-complex="Calibri" style:use-window-font-color="true" fo:font-weight="normal" style:font-weight-complex="normal" style:font-weight-asian="normal"/>
    </style:style>
    <style:style style:name="T18" style:family="text">
      <style:text-properties style:text-position="0% 100%" style:font-name="Calibri" fo:font-size="11pt" style:text-underline-style="none" style:text-underline-color="font-color" style:text-line-through-type="none" fo:font-style="normal" style:text-outline="false" style:font-size-asian="11pt" style:font-size-complex="11pt" style:font-style-asian="normal" style:font-style-complex="normal" fo:text-shadow="none" style:font-name-complex="Calibri" style:use-window-font-color="true" fo:font-weight="bold" style:font-weight-asian="bold" style:font-weight-complex="bold"/>
    </style:style>
    <style:style style:name="T19" style:family="text">
      <style:text-properties style:text-position="0% 100%" style:font-name="Calibri" fo:font-size="11pt" style:text-underline-style="none" style:text-underline-color="font-color" style:text-line-through-type="none" fo:font-style="normal" style:text-outline="false" style:font-size-asian="11pt" style:font-size-complex="11pt" style:font-style-asian="normal" style:font-style-complex="normal" fo:text-shadow="none" style:font-name-complex="Calibri" style:use-window-font-color="tru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<text:span text:style-name="T1">USER STORIES</text:span></text:p>
          </table:table-cell>
          <table:covered-table-cell table:number-columns-repeated="2"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<text:span text:style-name="T2">User stories</text:span></text:p>
          </table:table-cell>
          <table:table-cell table:style-name="ce9" office:value-type="string" calcext:value-type="string">
            <text:p><text:span text:style-name="T2">Critères d’acceptation (langage Gherkin)</text:span></text:p>
          </table:table-cell>
          <table:table-cell table:style-name="ce6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2" table:number-rows-spanned="1">
            <text:p><text:span text:style-name="T3">Connexion</text:span></text:p>
          </table:table-cell>
          <table:covered-table-cell table:style-name="ce3"/>
          <table:table-cell table:style-name="ce6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1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4">
          <table:table-cell table:style-name="ce5" office:value-type="string" calcext:value-type="string">
            <text:p><text:span text:style-name="T4">En tant que </text:span><text:span text:style-name="T5">visiteur,</text:span></text:p>
            <text:p><text:span text:style-name="T4">Je veux </text:span><text:span text:style-name="T5">m’inscrire,</text:span></text:p>
            <text:p><text:span text:style-name="T4">Afin de </text:span><text:span text:style-name="T5">pouvoir créer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visiteur et que je souhaite m’inscrire,</text:span></text:p>
            <text:p><text:span text:style-name="T4">Lorsque </text:span><text:span text:style-name="T5">je suis sur la page de connexion et que je clique sur le bouton « s’inscrire »,</text:span></text:p>
            <text:p><text:span text:style-name="T4">Alors </text:span><text:span text:style-name="T5">je suis redirigé vers la page d’inscription</text:span></text:p>
            <text:p><text:span text:style-name="T3">avec les différents champs à remplir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5">
          <table:table-cell table:style-name="ce5" office:value-type="string" calcext:value-type="string">
            <text:p><text:span text:style-name="T6">En tant qu’</text:span><text:span text:style-name="T7">utilisateur, </text:span><text:span text:style-name="T8">Je veux </text:span><text:span text:style-name="T7">me connecter,</text:span></text:p>
            <text:p><text:span text:style-name="T4">Afin de </text:span><text:span text:style-name="T5">pouvoir accéder à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déjà un utilisateur inscrit (élève ou tuteur) et que je me trouve sur la page de connexion,</text:span></text:p>
            <text:p><text:span text:style-name="T4">Lorsque </text:span><text:span text:style-name="T5">je remplis les champs « email » et</text:span></text:p>
            <text:p><text:span text:style-name="T12">« mot de passe » avec les bonnes informations et que je clique sur le bouton « se connecter », </text:span><text:span text:style-name="T13">Alors </text:span><text:span text:style-name="T14">je suis connecté à mon compte et redirigé</text:span></text:p>
            <text:p><text:span text:style-name="T3">vers la page « Dashboard »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2">User Story 3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7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récupérer mon mot de passe si je l’oubli,</text:span></text:p>
            <text:p><text:span text:style-name="T4">Afin de </text:span><text:span text:style-name="T5">pouvoir me connecter et accéder à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déjà inscrit (élève ou tuteur), que je me trouve sur la page de connexion mais que j’ai oublié mon mot de passe,</text:span></text:p>
            <text:p><text:span text:style-name="T4">Lorsque </text:span><text:span text:style-name="T5">je clique sur le lien « mot de passe oublié »,</text:span></text:p>
            <text:p><text:span text:style-name="T4">Alors </text:span><text:span text:style-name="T5">cela me permet de réaliser les démarches</text:span></text:p>
            <text:p><text:span text:style-name="T3">pour créer un nouveau mot de passe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6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Dashboard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8">
          <table:table-cell table:style-name="ce4" office:value-type="string" calcext:value-type="string" table:number-columns-spanned="3" table:number-rows-spanned="1">
            <text:p><text:span text:style-name="T2">User Story 4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9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être avertis lorsque j’ai des nouveaux messages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me trouve sur la page du</text:span></text:p>
            <text:p><text:span text:style-name="T3">« Dashboard »,</text:span></text:p>
            <text:p><text:span text:style-name="T4">Alors </text:span><text:span text:style-name="T5">je veux savoir si j’ai reçu des nouveaux</text:span></text:p>
            <text:p><text:span text:style-name="T3">messages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5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connaître les prochains événements de mon calendrier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me trouve sur la page du</text:span></text:p>
            <text:p><text:span text:style-name="T3">« Dashboard »,</text:span></text:p>
            <text:p><text:span text:style-name="T4">Alors </text:span><text:span text:style-name="T5">je veux avoir accès aux prochaines événements présent sur mon calendrier.</text:span></text:p>
          </table:table-cell>
          <table:table-cell table:style-name="ce10"/>
          <table:table-cell table:number-columns-repeated="1021"/>
        </table:table-row>
        <table:table-row table:style-name="ro11">
          <table:table-cell table:style-name="ce4" office:value-type="string" calcext:value-type="string" table:number-columns-spanned="3" table:number-rows-spanned="1">
            <text:p><text:span text:style-name="T2">User Story 6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2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avoir un récapitulatif de mes différentes tâches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7">je suis un utilisateur connecté, </text:span><text:span text:style-name="T18">Lorsque </text:span><text:span text:style-name="T19">je suis sur la page du « Dashboard », </text:span><text:span text:style-name="T18">Alors </text:span><text:span text:style-name="T19">je veux avoir accès aux récapitulatifs de</text:span></text:p>
            <text:p><text:span text:style-name="T3">mes différentes tâches.</text:span></text:p>
          </table:table-cell>
          <table:table-cell table:style-name="ce10"/>
          <table:table-cell table:number-columns-repeated="1021"/>
        </table:table-row>
        <table:table-row table:style-name="ro13">
          <table:table-cell table:style-name="ce8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Chat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7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4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rvoir accéder à l’historique de mes conversations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e « chat », que j’affiche une conversation et que je défile vers le haut,</text:span></text:p>
            <text:p><text:span text:style-name="T4">Alors </text:span><text:span text:style-name="T5">j’ai accès à l’historique de ma</text:span></text:p>
            <text:p><text:span text:style-name="T3">conversation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8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4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ajouter un contact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e « chat » et que je clique sur l’icône permettant de rajouter un contact,</text:span></text:p>
            <text:p><text:span text:style-name="T4">Alors </text:span><text:span text:style-name="T5">je peux chercher un contact dans la barre</text:span></text:p>
            <text:p><text:span text:style-name="T3">de recherche où cliquer sur les suggestions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9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4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supprimer un contact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suis sur la page de « chat », que je clique sur l’icône permettant de supprimer un contact, que je sélectionne le(s) contact(s) que je souhaite supprimer et que je valide,</text:span></text:p>
            <text:p><text:span text:style-name="T4">Alors </text:span><text:span text:style-name="T5">le(s) contact(s) est (sont) supprimé(s)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10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voir la photo de profil de l’expéditeur dans le chat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e « chat », que j’affiche une conversation,</text:span></text:p>
            <text:p><text:span text:style-name="T4">Alors </text:span><text:span text:style-name="T5">je veux voir la photo de profil de</text:span></text:p>
            <text:p><text:span text:style-name="T3">l’expéditeur à côté de ses messages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2">User Story 11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5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savoir si mon message a été lu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« chat », que j’affiche une conversation,</text:span></text:p>
            <text:p><text:span text:style-name="T4">Alors </text:span><text:span text:style-name="T5">je veux savoir si le contact a lu ou non mon message.</text:span></text:p>
          </table:table-cell>
          <table:table-cell table:style-name="ce10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12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savoir à quelle heure a été envoyé le messag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« chat », que j’affiche une conversation,</text:span></text:p>
            <text:p><text:span text:style-name="T4">Alors </text:span><text:span text:style-name="T5">je veux voir à quelle heure a été envoyé le</text:span></text:p>
            <text:p><text:span text:style-name="T3">message.</text:span></text:p>
          </table:table-cell>
          <table:table-cell table:style-name="ce10"/>
          <table:table-cell table:number-columns-repeated="1021"/>
        </table:table-row>
        <table:table-row table:style-name="ro11">
          <table:table-cell table:style-name="ce4" office:value-type="string" calcext:value-type="string" table:number-columns-spanned="3" table:number-rows-spanned="1">
            <text:p><text:span text:style-name="T2">User Story 13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7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savoir quel jour a été envoyé le messag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« chat », que j’affiche une conversation,</text:span></text:p>
            <text:p><text:span text:style-name="T4">Alors </text:span><text:span text:style-name="T5">je veux voir à quelle date a été envoyé le</text:span></text:p>
            <text:p><text:span text:style-name="T3">message.</text:span></text:p>
          </table:table-cell>
          <table:table-cell table:style-name="ce10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14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8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envoyer un messag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« chat », que j’affiche une conversation, que je rentre un message et que j’appuie sur l’icône envoyer ou la touche</text:span></text:p>
            <text:p><text:span text:style-name="T3">« Entrer »,</text:span></text:p>
            <text:p><text:span text:style-name="T4">Alors </text:span><text:span text:style-name="T5">je veux envoyer un message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8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Calendrier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19">
          <table:table-cell table:style-name="ce4" office:value-type="string" calcext:value-type="string" table:number-columns-spanned="3" table:number-rows-spanned="1">
            <text:p><text:span text:style-name="T2">User Story 15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Je veux pouvoir avoir accès à un calendrier,</text:span></text:p>
            <text:p><text:span text:style-name="T4">Afin de </text:span><text:span text:style-name="T5">voir l’ensemble de mes événements et</text:span></text:p>
            <text:p><text:span text:style-name="T3">rendez-vous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7">je suis un utilisateur connecté, </text:span><text:span text:style-name="T18">Lorsque </text:span><text:span text:style-name="T19">je suis sur la page du « Calendrier », </text:span><text:span text:style-name="T18">Alors </text:span><text:span text:style-name="T19">je veux voir mon calendrier avec les différent évènements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16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ajouter une date à mon calendrier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u « Calendrier » et que je clique sur une case du calendrier,</text:span></text:p>
            <text:p><text:span text:style-name="T4">Alors </text:span><text:span text:style-name="T5">je veux pouvoir ajouter un nouvel</text:span></text:p>
            <text:p><text:span text:style-name="T3">évènement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2">User Story 17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4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odifier un évènement déjà présent sur mon calendrier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7">je suis un utilisateur connecté, </text:span><text:span text:style-name="T18">Lorsque </text:span><text:span text:style-name="T19">je suis sur la page du « Calendrier », que je clique sur évènement de mon calendrier et que je clique sur l’icône en forme de crayon, </text:span><text:span text:style-name="T18">Alors </text:span><text:span text:style-name="T19">je veux pouvoir modifier les informations</text:span></text:p>
            <text:p><text:span text:style-name="T3">liés à cet évènement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4" office:value-type="string" calcext:value-type="string" table:number-columns-spanned="3" table:number-rows-spanned="1">
            <text:p><text:span text:style-name="T2">User Story 18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4">
          <table:table-cell table:style-name="ce5" office:value-type="string" calcext:value-type="string">
            <text:p><text:span text:style-name="T4">En tant qu’utilisateur</text:span><text:span text:style-name="T5">,</text:span></text:p>
            <text:p><text:span text:style-name="T4">Je veux </text:span><text:span text:style-name="T5">pouvoir supprimer un évènement de mon calendrier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u « Calendrier », que je clique sur évènement de mon calendrier et que je clique sur l’icône en forme de poubelle,</text:span></text:p>
            <text:p><text:span text:style-name="T4">Alors </text:span><text:span text:style-name="T5">je veux pouvoir supprimer l’évènement.</text:span></text:p>
          </table:table-cell>
          <table:table-cell table:style-name="ce10"/>
          <table:table-cell table:number-columns-repeated="1021"/>
        </table:table-row>
        <table:table-row table:style-name="ro21">
          <table:table-cell table:style-name="ce4" office:value-type="string" calcext:value-type="string" table:number-columns-spanned="3" table:number-rows-spanned="1">
            <text:p><text:span text:style-name="T2">User Story 19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4">
          <table:table-cell table:style-name="ce5" office:value-type="string" calcext:value-type="string">
            <text:p><text:span text:style-name="T4">En tant qu’utilisateur</text:span><text:span text:style-name="T5">,</text:span></text:p>
            <text:p><text:span text:style-name="T4">Je veux </text:span><text:span text:style-name="T5">pouvoir consulter un évènement de mon calendrier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u « Calendrier » et que je clique sur un évènement présent sur le calendrier,</text:span></text:p>
            <text:p><text:span text:style-name="T4">Alors </text:span><text:span text:style-name="T5">je veux pouvoir consulter les détails de l’évènement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8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To-Do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20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créer une nouvelle tâch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e « Gestion des tâches », que je clique sur « ajouter une</text:span></text:p>
            <text:p><text:span text:style-name="T3">tâche »,</text:span></text:p>
            <text:p><text:span text:style-name="T4">Alors </text:span><text:span text:style-name="T5">je veux créer une tâche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1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2">
          <table:table-cell table:style-name="ce5" office:value-type="string" calcext:value-type="string">
            <text:p><text:span text:style-name="T4">En tant qu’</text:span><text:span text:style-name="T5">tuteur,</text:span></text:p>
            <text:p><text:span text:style-name="T4">Je veux </text:span><text:span text:style-name="T5">pouvoir créer une tâche pour un élèv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tuteur connecté, </text:span><text:span text:style-name="T18">Lorsque </text:span><text:span text:style-name="T19">je suis su la page de « Gestion des tâches », que je clique sur l’icône d’ajout ou le texte « attribuer une tâche »,</text:span></text:p>
            <text:p><text:span text:style-name="T4">Alors </text:span><text:span text:style-name="T5">je veux créer une tâche que je pourrais</text:span></text:p>
            <text:p><text:span text:style-name="T3">attribuer à un élève qu’il pourra retrouver dans sa section « A faire ».</text:span></text:p>
          </table:table-cell>
          <table:table-cell table:style-name="ce10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22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8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odifier un tâch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 la page de « Gestion des tâches », que je clique sur l’icône représentant 3 points superposés et que clique sur l’icône représentant un crayon,</text:span></text:p>
            <text:p><text:span text:style-name="T4">Alors </text:span><text:span text:style-name="T5">je veux modifier la tâche.</text:span></text:p>
          </table:table-cell>
          <table:table-cell table:style-name="ce10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23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3">
          <table:table-cell table:style-name="ce5" office:value-type="string" calcext:value-type="string">
            <text:p><text:span text:style-name="T4">En tant qu’</text:span><text:span text:style-name="T5">tuteur,</text:span></text:p>
            <text:p><text:span text:style-name="T4">Je veux </text:span><text:span text:style-name="T5">pouvoir supprimer une tâch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 la page de « Gestion des tâches », que je clique sur l’icône représentant 3 points superposés, que clique sur l’icône représentant une poubelle et que je confirme mon choix,</text:span></text:p>
            <text:p><text:span text:style-name="T4">Alors </text:span><text:span text:style-name="T5">je veux supprimer la tâche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4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4">
          <table:table-cell table:style-name="ce5" office:value-type="string" calcext:value-type="string">
            <text:p><text:span text:style-name="T4">En tant qu’</text:span><text:span text:style-name="T5">tuteur,</text:span></text:p>
            <text:p><text:span text:style-name="T4">Je veux </text:span><text:span text:style-name="T5">pouvoir déplacer une tâche dans une autre colonne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suis sur la page de « Gestion des tâches », que je sélectionne et déplace une tâche dans une autre colonne,</text:span></text:p>
            <text:p><text:span text:style-name="T4">Alors </text:span><text:span text:style-name="T5">je veux la tâche se déplace et apparaisse</text:span></text:p>
            <text:p><text:span text:style-name="T3">dans la colonne choisit.</text:span>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Menu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25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4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e déconnecter,</text:span></text:p>
            <text:p><text:span text:style-name="T4">Afin de </text:span><text:span text:style-name="T5">quitter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clique sur le lien « Déconnecté » ou l’icône,</text:span></text:p>
            <text:p><text:span text:style-name="T4">Alors </text:span><text:span text:style-name="T5">je suis redirigé sur la page de connexion.</text:span></text:p>
          </table:table-cell>
          <table:table-cell table:style-name="ce10"/>
          <table:table-cell table:number-columns-repeated="1021"/>
        </table:table-row>
        <table:table-row table:style-name="ro16">
          <table:table-cell table:style-name="ce4" office:value-type="string" calcext:value-type="string" table:number-columns-spanned="3" table:number-rows-spanned="1">
            <text:p><text:span text:style-name="T2">User Story 26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0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e déconnecter,</text:span></text:p>
            <text:p><text:span text:style-name="T4">Afin de </text:span><text:span text:style-name="T5">quitter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clique sur le lien « Tableau de bord »,</text:span></text:p>
            <text:p><text:span text:style-name="T4">Alors </text:span><text:span text:style-name="T5">je suis redirigé sur la page du</text:span></text:p>
            <text:p><text:span text:style-name="T3">« Dashboard »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7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5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e déconnecter,</text:span></text:p>
            <text:p><text:span text:style-name="T4">Afin de </text:span><text:span text:style-name="T5">quitter mon espace personnel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je suis un utilisateur connecté,</text:span></text:p>
            <text:p><text:span text:style-name="T4">Lorsque </text:span><text:span text:style-name="T5">je clique sur le lien « Chat »,</text:span></text:p>
            <text:p><text:span text:style-name="T4">Alors </text:span><text:span text:style-name="T5">je suis redirigé sur la page Du « Chat »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8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6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e déconnecter,</text:span></text:p>
            <text:p><text:span text:style-name="T4">Afin de </text:span><text:span text:style-name="T5">quitter mon espace personnel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7">je suis un utilisateur connecté, </text:span><text:span text:style-name="T18">Lorsque </text:span><text:span text:style-name="T19">je clique sur le lien « Calendrier », </text:span><text:span text:style-name="T18">Alors </text:span><text:span text:style-name="T19">je suis redirigé sur la page du</text:span></text:p>
            <text:p><text:span text:style-name="T3">« Calendrier ».</text:span>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4" office:value-type="string" calcext:value-type="string" table:number-columns-spanned="3" table:number-rows-spanned="1">
            <text:p><text:span text:style-name="T2">User Story 29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17">
          <table:table-cell table:style-name="ce5" office:value-type="string" calcext:value-type="string">
            <text:p><text:span text:style-name="T4">En tant qu’</text:span><text:span text:style-name="T5">utilisateur,</text:span></text:p>
            <text:p><text:span text:style-name="T4">Je veux </text:span><text:span text:style-name="T5">pouvoir me déconnecter,</text:span></text:p>
            <text:p><text:span text:style-name="T4">Afin de </text:span><text:span text:style-name="T5">quitter mon espace personnel.</text:span></text:p>
          </table:table-cell>
          <table:table-cell table:style-name="ce5" office:value-type="string" calcext:value-type="string">
            <text:p><text:span text:style-name="T15">É</text:span><text:span text:style-name="T16">tant donné que </text:span><text:span text:style-name="T19">je suis un utilisateur connecté, </text:span><text:span text:style-name="T18">Lorsque </text:span><text:span text:style-name="T19">je clique sur le lien « Gestion des tâches »,</text:span></text:p>
            <text:p><text:span text:style-name="T4">Alors </text:span><text:span text:style-name="T5">je suis redirigé sur la page de « Gestion des tâches ».</text:span></text:p>
          </table:table-cell>
          <table:table-cell table:style-name="ce10"/>
          <table:table-cell table:number-columns-repeated="1021"/>
        </table:table-row>
        <table:table-row table:style-name="ro6">
          <table:table-cell table:style-name="ce8" table:number-columns-repeated="3"/>
          <table:table-cell table:number-columns-repeated="1021"/>
        </table:table-row>
        <table:table-row table:style-name="ro2">
          <table:table-cell table:style-name="ce7" office:value-type="string" calcext:value-type="string" table:number-columns-spanned="2" table:number-rows-spanned="1">
            <text:p><text:span text:style-name="T3">Syntaxe</text:span></text:p>
          </table:table-cell>
          <table:covered-table-cell table:style-name="ce7"/>
          <table:table-cell table:style-name="ce6"/>
          <table:table-cell table:number-columns-repeated="1021"/>
        </table:table-row>
        <table:table-row table:style-name="ro8">
          <table:table-cell table:style-name="ce4" office:value-type="string" calcext:value-type="string" table:number-columns-spanned="3" table:number-rows-spanned="1">
            <text:p><text:span text:style-name="T2">User Story X</text:span></text:p>
          </table:table-cell>
          <table:covered-table-cell table:number-columns-repeated="2" table:style-name="ce4"/>
          <table:table-cell table:number-columns-repeated="1021"/>
        </table:table-row>
        <table:table-row table:style-name="ro25">
          <table:table-cell table:style-name="ce5" office:value-type="string" calcext:value-type="string">
            <text:p><text:span text:style-name="T6">En tant qu’</text:span><text:span text:style-name="T7">, </text:span><text:span text:style-name="T8">Je veux </text:span><text:span text:style-name="T7">,</text:span></text:p>
            <text:p><text:span text:style-name="T4">Afin de </text:span><text:span text:style-name="T5">.</text:span></text:p>
          </table:table-cell>
          <table:table-cell table:style-name="ce5" office:value-type="string" calcext:value-type="string">
            <text:p><text:span text:style-name="T9">É</text:span><text:span text:style-name="T10">tant donné que </text:span><text:span text:style-name="T11">,</text:span></text:p>
            <text:p><text:span text:style-name="T4">Lorsque </text:span><text:span text:style-name="T5">,</text:span></text:p>
            <text:p><text:span text:style-name="T4">Alors </text:span><text:span text:style-name="T5">.</text:span></text:p>
          </table:table-cell>
          <table:table-cell table:style-name="ce10"/>
          <table:table-cell table:number-columns-repeated="1021"/>
        </table:table-row>
        <table:table-row table:style-name="ro27" table:number-rows-repeated="1048501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Times New Roman" svg:font-family="'Times New Roman'"/>
    <style:font-face style:name="Calibri1" svg:font-family="Calibri" style:font-family-generic="swiss"/>
    <style:font-face style:name="Calibri Light1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5:24:45.885897122</meta:creation-date>
    <meta:generator>LibreOffice/6.4.7.2$Linux_X86_64 LibreOffice_project/40$Build-2</meta:generator>
    <meta:editing-cycles>2</meta:editing-cycles>
    <meta:editing-duration>PT15S</meta:editing-duration>
    <dc:description>GIT504</dc:description>
    <meta:keyword>USER STORIES</meta:keyword>
    <dc:subject>P10 OPENCLASSROOMS</dc:subject>
    <dc:title>LEARN@HOME</dc:title>
    <dc:date>2022-05-02T15:25:22.405617714</dc:date>
    <meta:document-statistic meta:table-count="1" meta:cell-count="10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